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1b6aa" officeooo:paragraph-rsid="0011b6aa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Gith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04:44.438199814</meta:creation-date>
    <dc:date>2025-01-14T12:05:15.089103512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7.2$Linux_X86_64 LibreOffice_project/30$Build-2</meta:generator>
  </office:meta>
</office:document-meta>
</file>